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_5f_S1" style:display-name="TABLE_S1" style:family="table">
      <style:table-properties style:width="7.041cm" table:align="right"/>
    </style:style>
    <style:style style:name="TABLE_5f_S1.A" style:display-name="TABLE_S1.A" style:family="table-column">
      <style:table-column-properties style:column-width="3.521cm"/>
    </style:style>
    <style:style style:name="TABLE_5f_S1.A1" style:display-name="TABLE_S1.A1" style:family="table-cell">
      <style:table-cell-properties fo:padding="0.097cm" fo:border="0.002cm solid #000000"/>
    </style:style>
    <style:style style:name="TABLE_5f_S1.A2" style:display-name="TABLE_S1.A2" style:family="table-cell">
      <style:table-cell-properties fo:padding="0.097cm" fo:border-left="0.002cm solid #000000" fo:border-right="none" fo:border-top="none" fo:border-bottom="0.002cm solid #000000"/>
    </style:style>
    <style:style style:name="TABLE_5f_S1.B2" style:display-name="TABLE_S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IPSUM_5f_TABLE" style:display-name="IPSUM_TABLE" style:family="table">
      <style:table-properties style:width="4.479cm" table:align="left"/>
    </style:style>
    <style:style style:name="IPSUM_5f_TABLE.A" style:display-name="IPSUM_TABLE.A" style:family="table-column">
      <style:table-column-properties style:column-width="4.479cm"/>
    </style:style>
    <style:style style:name="IPSUM_5f_TABLE.A1" style:display-name="IPSUM_TABLE.A1" style:family="table-cell">
      <style:table-cell-properties fo:padding="0.097cm" fo:border="0.002cm solid #000000"/>
    </style:style>
    <style:style style:name="IPSUM_5f_TABLE.A2" style:display-name="IPSUM_TABLE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6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" style:family="text">
      <style:text-properties fo:color="#0080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1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7">[NAME]</text:p>
            </table:table-cell>
            <table:table-cell table:style-name="Tabela1.B1" office:value-type="string">
              <text:p text:style-name="P8">[SID]</text:p>
            </table:table-cell>
          </table:table-row>
        </table:table>
        <text:p text:style-name="P11"/>
        <table:table table:name="TABLE_S1" table:style-name="TABLE_5f_S1">
          <table:table-column table:style-name="TABLE_5f_S1.A" table:number-columns-repeated="2"/>
          <table:table-row>
            <table:table-cell table:style-name="TABLE_5f_S1.A1" table:number-columns-spanned="2" office:value-type="string">
              <text:p text:style-name="P9">NESTED_TABLE</text:p>
            </table:table-cell>
            <table:covered-table-cell/>
          </table:table-row>
          <table:table-row>
            <table:table-cell table:style-name="TABLE_5f_S1.A2" office:value-type="string">
              <text:p text:style-name="P12">[NAME1]</text:p>
            </table:table-cell>
            <table:table-cell table:style-name="TABLE_5f_S1.B2" office:value-type="string">
              <text:p text:style-name="P13">[INV]</text:p>
            </table:table-cell>
          </table:table-row>
        </table:table>
        <text:p text:style-name="P11"/>
        <text:section text:style-name="Sect1" text:name="SUB_01">
          <text:p text:style-name="P11">First Name:</text:p>
          <text:p text:style-name="P11">[FIRST_NAME]</text:p>
          <text:p text:style-name="P11"/>
          <table:table table:name="IPSUM_TABLE" table:style-name="IPSUM_5f_TABLE">
            <table:table-column table:style-name="IPSUM_5f_TABLE.A"/>
            <table:table-row>
              <table:table-cell table:style-name="IPSUM_5f_TABLE.A1" office:value-type="string">
                <text:p text:style-name="P16">IPSUM TABLE</text:p>
              </table:table-cell>
            </table:table-row>
            <table:table-row>
              <table:table-cell table:style-name="IPSUM_5f_TABLE.A2" office:value-type="string">
                <text:p text:style-name="P15">[IPSUM_ITEM]</text:p>
              </table:table-cell>
            </table:table-row>
          </table:table>
          <text:p text:style-name="P11"/>
          <text:p text:style-name="P11"/>
        </text:section>
        <text:p text:style-name="P11"/>
        <text:p text:style-name="P10">__________ <text:s text:c="2"/>__________________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1-09-23T16:28:24</dc:date>
    <meta:editing-duration>P1DT1H10M30S</meta:editing-duration>
    <meta:editing-cycles>25</meta:editing-cycles>
    <meta:generator>LibreOffice/3.3$Unix LibreOffice_project/330m19$Build-202</meta:generator>
    <meta:document-statistic meta:table-count="3" meta:image-count="0" meta:object-count="0" meta:page-count="1" meta:paragraph-count="13" meta:word-count="18" meta:character-count="161"/>
  </office:meta>
</office:document-meta>
</file>